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244in"/>
    </style:style>
    <style:style style:name="co2" style:family="table-column">
      <style:table-column-properties fo:break-before="auto" style:column-width="2.5909in"/>
    </style:style>
    <style:style style:name="co3" style:family="table-column">
      <style:table-column-properties fo:break-before="auto" style:column-width="0.4492in"/>
    </style:style>
    <style:style style:name="co4" style:family="table-column">
      <style:table-column-properties fo:break-before="auto" style:column-width="0.5043in"/>
    </style:style>
    <style:style style:name="co5" style:family="table-column">
      <style:table-column-properties fo:break-before="auto" style:column-width="0.5591in"/>
    </style:style>
    <style:style style:name="co6" style:family="table-column">
      <style:table-column-properties fo:break-before="auto" style:column-width="1.2799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8" table:default-cell-style-name="ce1"/>
        <table:table-row table:style-name="ro1">
          <table:table-cell office:value-type="string">
            <text:p>#</text:p>
          </table:table-cell>
          <table:table-cell office:value-type="string">
            <text:p>filename</text:p>
          </table:table-cell>
          <table:table-cell office:value-type="string">
            <text:p>width</text:p>
          </table:table-cell>
          <table:table-cell office:value-type="string">
            <text:p>height</text:p>
          </table:table-cell>
          <table:table-cell office:value-type="string">
            <text:p>vspeed</text:p>
          </table:table-cell>
          <table:table-cell office:value-type="string">
            <text:p>Vertical/Horizontal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bg</text:p>
          </table:table-cell>
          <table:table-cell table:style-name="Default" office:value-type="string">
            <text:p>2D/Backgrounds/BGHub_1.png</text:p>
          </table:table-cell>
          <table:table-cell table:number-columns-repeated="2" table:style-name="Default" office:value-type="float" office:value="1080">
            <text:p>108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table:number-columns-repeated="1018"/>
        </table:table-row>
        <table:table-row table:style-name="ro1">
          <table:table-cell office:value-type="string">
            <text:p>#</text:p>
          </table:table-cell>
          <table:table-cell office:value-type="string">
            <text:p>filename</text:p>
          </table:table-cell>
          <table:table-cell office:value-type="string">
            <text:p>width</text:p>
          </table:table-cell>
          <table:table-cell office:value-type="string">
            <text:p>height</text:p>
          </table:table-cell>
          <table:table-cell office:value-type="string">
            <text:p>level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shop</text:p>
          </table:table-cell>
          <table:table-cell table:style-name="Default" office:value-type="string">
            <text:p>2D/PNJ/station.png</text:p>
          </table:table-cell>
          <table:table-cell table:style-name="Default" office:value-type="float" office:value="319">
            <text:p>319</text:p>
          </table:table-cell>
          <table:table-cell table:style-name="Default" office:value-type="float" office:value="158">
            <text:p>158</text:p>
          </table:table-cell>
          <table:table-cell table:style-name="Default" office:value-type="float" office:value="1">
            <text:p>1</text:p>
          </table:table-cell>
          <table:table-cell table:style-name="Default" table:number-columns-repeated="101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5">04/15/2016</text:date>, <text:time>01:17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6-04-15T01:17:34.36</dc:date>
    <dc:creator>Wister </dc:creator>
    <meta:editing-duration>PT11M17S</meta:editing-duration>
    <meta:editing-cycles>7</meta:editing-cycles>
    <meta:document-statistic meta:table-count="1" meta:cell-count="22" meta:object-count="0"/>
  </office:meta>
</office:document-meta>
</file>